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50%"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2</text:span><text:tab/><text:tab/><text:tab/><text:span text:style-name="T1">EC 522 Winter 2011</text:span><text:tab/><text:tab/> <text:s text:c="7"/><text:span text:style-name="T1">Student ID <text:s/>971-18-3385</text:span></text:p>
      <text:p text:style-name="P2"/>
      <text:p text:style-name="P4">Jeffrey Krautkraemer's paper, “Economics of Scarcity: The State of the Debate” confirms the plight of current ecological economists – there are still no standard metrics for the economic evaluation of <text:s/>resource amenities and this in itself is an ominous scarcity. <text:s/>The critical function of resource amenities in providing life support for the biosphere is not debatable (although it does seem that the term “resource amenities” is a rather begrudging way of acknowledging that the activities of the living, non-human world actually matter to us). The problem is that first of all, resource amenities are often part of complex natural cycles that in themselves, are not fully understood. <text:s/>Second, reliable (ideally, standardized) economic metrics for resource amenities have yet to be developed, and third, once developed, these new economic metrics must be fully-integrated into institutional economic evaluations across the globe. <text:s/>To the extent that resource amenities can be fully analyzed, monetized and incorporated into economic cycles, the cost of <text:s/>ecosystem goods and services would then become internalized. <text:s/>This would prevent “open-access resources” and their associated externalized costs. <text:s/>Krautkraemer acknowledges that the above are “tremendous task[s]” but he is optimistic that their successful completion will trigger the proven market forces that have, thus far, been so successful in preventing the scarcity of <text:s/>resource commodities. He also acknowledges that there are very strong, <text:s/>non-economic signals of scarcity for resource amenities and that humanity needs to act because “the effects of current economic activity on basic environmental life support systems now seem more critical than the availability of particular natural resource commodities” and “the future availability of natural resource amenities is in jeopardy.”</text:p>
      <text:p text:style-name="P4"/>
      <text:p text:style-name="P4">The real debate here revolves around whether technological prowess and elasticity of substitution will affect resource amenities in the same way that they have affected resource commodities. <text:s/>That is, can these two, historically proven outcomes of market forces really mitigate the scarcity of fresh water, fresh air, a stable climate, atmospheric carbon sinks, waste sinks, biodiversity, pollinators, estuaries, top soil, and the biological transport and recycling of CHNOPS (carbon, hydrogen, nitrogen, oxygen, phosphorous, sulfur) and other <text:s/>resource amenities? Perhaps a growing scarcity of environmental assets will follow a simple depletion model and spur capital accumulation (e.g., 2.1 MW wind machines) and capital-resource substitution (e.g., smart buildings); or perhaps not. <text:s/>Krautkraemer provides abundant evidence to show that markets have been remarkably successful in preventing <text:soft-page-break/>scarcity of resource commodities, so far. <text:s/>From corn to copper and from soybeans to silver, the empirical data do not support the strong scarcity hypothesis (that resource scarcity increases over time) or even suggest the weak scarcity hypothesis (that technological progress makes it difficult to determine increasing scarcity). <text:s/>But the past market performance in resource commodities does not ensure that resource amenities will behave similarly: clearly, the two are related but the nature of their economic relationships (let alone their biogeochemical relationships) are at present poorly defined and unpredictable. On the other hand, a relationship that is clearly defined and very predictable is that population growth and economic development will apply increasing pressures to both types of natural resources.</text:p>
      <text:p text:style-name="P4"/>
      <text:p text:style-name="P4">Krautkraemer briefly discusses some general options for getting resource amenities into the market. Each option has its pros and cons. <text:s/>One idea is to value resource amenities as a loss that is accounted for in the cost of extraction. <text:s/>This added cost would, theoretically, spur new capital substitutions but ultimately, Krautkraemer knows that, “the ability to substitute capital for natural resources is limited by physical laws [mass balance and thermodynamics]” and <text:s/>that “no amount of capital-resource substitution or technological progress can overcome [these] constraint[s]. <text:s/>This approach is also easily subject to a false negative (scarcity is decreasing when it is in fact increasing). <text:s/>Another idea is to lower the discount rate presumably to increase the capital accumulation of both types of natural resources over time. But here the rate of time preference is an uncertain variable: Will a lowered discount rate really lower the rate of time preference in favor of future generations? Krautkraemer believes that the most promising approach is to simply “ensure that all contributions of natural resource and environmental assets are taken into account” <text:s/>when measuring economic productivity. <text:s/>Because natural resource and environmental assets obviously contribute to economic well-being (through various utility, production, and biological growth functions), they make positive contributions to the marginal return of these assets. <text:s/>If these contributions are neglected, it not possible to make efficient asset accumulation calculations. <text:s/>Unfortunately, there is a Catch-22: the best approach to market inclusion of a resource is to fully value the resource but market values are needed.</text:p>
      <text:p text:style-name="P4"/>
      <text:p text:style-name="P4">The bottom line – there are no “simple remedies” but we had better figure it out real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5in" fo:margin-bottom="0.85in" fo:margin-left="0.85in" fo:margin-right="0.8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1-10T10:55:02</dc:date>
    <meta:print-date>2011-01-10T10:42:50</meta:print-date>
    <meta:editing-cycles>80</meta:editing-cycles>
    <meta:editing-duration>PT17H31M18S</meta:editing-duration>
    <meta:user-defined meta:name="Info 1"/>
    <meta:user-defined meta:name="Info 2"/>
    <meta:user-defined meta:name="Info 3"/>
    <meta:user-defined meta:name="Info 4"/>
    <meta:document-statistic meta:table-count="0" meta:image-count="0" meta:object-count="0" meta:page-count="2" meta:paragraph-count="5" meta:word-count="799" meta:character-count="5426"/>
  </office:meta>
</office:document-meta>
</file>